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82dbb" officeooo:paragraph-rsid="001b1d5e"/>
    </style:style>
    <style:style style:name="P2" style:family="paragraph" style:parent-style-name="Standard">
      <style:text-properties officeooo:rsid="00182dbb" officeooo:paragraph-rsid="0019f364"/>
    </style:style>
    <style:style style:name="P3" style:family="paragraph" style:parent-style-name="Preformatted_20_Text">
      <style:text-properties officeooo:paragraph-rsid="001b4a8e"/>
    </style:style>
    <style:style style:name="T1" style:family="text">
      <style:text-properties officeooo:rsid="001b1d5e"/>
    </style:style>
    <style:style style:name="T2" style:family="text">
      <style:text-properties officeooo:rsid="0019f3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a: external planners are implemented as async decomposers. <text:s/><text:span text:style-name="T1">A</text:span>sync decomposers <text:span text:style-name="T1">have a list of subtasks they can emit.</text:span></text:p>
      <text:p text:style-name="P2">Note: surface advantages and disadvantages of async decomposers to the user (likely in the documentation for async decomposers <text:span text:style-name="T2">or it own document explaining various multi-planner structures and the </text:span>advantages and disadvantages <text:span text:style-name="T2">of each</text:span>).</text:p>
      <text:p text:style-name="P2"/>
      <text:h text:style-name="Heading_20_1" text:outline-level="1">Concepts</text:h>
      <text:p text:style-name="P3">Executor - takes the plan after it been converted into a Reasoner graph and executes it.</text:p>
      <text:p text:style-name="P3">Task- a goal that a plan can satisfy. Either Inmutable once created and is wrapped in a satisfaction wrapper or copied on write.</text:p>
      <text:p text:style-name="P3">External task- a leaf task that needs not be decomposed any further because either corresponds to a pre-built reasoner graph or is handled by a different planner</text:p>
      <text:p text:style-name="P3">Decomposer - something that decomposes tasks into subtasks</text:p>
      <text:p text:style-name="P3">null Decomposer- “decomposes” a task in to 0 subtasks. Used to gracefully remove already accomplished tasks from plans. Can still place constraints on the plan.</text:p>
      <text:p text:style-name="P3">Plan - a possible plan of action aka an acrylic graph of tasks plus constrains any continuation needs to satisfy. Can have child plans as options.</text:p>
      <text:p text:style-name="P3">Partial plan - a plan that intentionally leaves uncertain required variables until later even at the risk of invalidating parts of the plan</text:p>
      <text:p text:style-name="P3">Constrains - constrains that planner need to comply with or things that need to be true for the plan to be valid. Maybe a subclass of Planner Consideration <text:s/>or Consideration</text:p>
      <text:p text:style-name="P3">Options - mutually exclusive plans that need to be selected between</text:p>
      <text:p text:style-name="P3">Consideration - </text:p>
      <text:p text:style-name="P3">Planner Consideration -</text:p>
      <text:p text:style-name="P3">Reasoner Consideration -</text:p>
      <text:p text:style-name="P3">Active Reasoner Consideration - a consideration that has to remain true for the current Reasoner stack to remain valid, if it fails execution returns to the reasoner that owns this Consideration</text:p>
      <text:p text:style-name="P3">Picker - selects between things</text:p>
      <text:p text:style-name="P3">Priority/Motivation Propagator - specify how priority/motivation travels down from supertasks to subtasks</text:p>
      <text:p text:style-name="P3">Reasoner - the runtime counterpart to a Decomposer oversees the execution of the a small part of the plan</text:p>
      <text:p text:style-name="P3">Weight functions -</text:p>
      <text:p text:style-name="P3">Priority - how important the task is</text:p>
      <text:p text:style-name="P3">Motivation - how much the agent wants to do the tas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17:07:48.866800000</meta:creation-date>
    <dc:date>2025-11-20T13:09:12.865814000</dc:date>
    <meta:editing-duration>PT8H42M26S</meta:editing-duration>
    <meta:editing-cycles>4</meta:editing-cycles>
    <meta:generator>LibreOffice/25.2.1.2$MacOSX_AARCH64 LibreOffice_project/d3abf4aee5fd705e4a92bba33a32f40bc4e56f49</meta:generator>
    <meta:document-statistic meta:table-count="0" meta:image-count="0" meta:object-count="0" meta:page-count="1" meta:paragraph-count="22" meta:word-count="337" meta:character-count="2087" meta:non-whitespace-character-count="1769"/>
  </office:meta>
</office:document-meta>
</file>